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1" svg:font-family="'Noto Sans CJK SC Regular'"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fo:language="en" fo:country="US" fo:font-weight="normal" style:font-size-asian="12pt" style:language-asian="zh" style:country-asian="CN" style:font-weight-asian="normal" style:font-size-complex="12pt" style:font-weight-complex="normal"/>
    </style:style>
    <style:style style:name="P3" style:family="paragraph" style:parent-style-name="Standard">
      <style:paragraph-properties fo:text-align="justify" style:justify-single-word="false" fo:orphans="0" fo:widows="0"/>
      <style:text-properties fo:font-size="12pt" fo:language="en" fo:country="US" fo:font-weight="normal" style:font-size-asian="12pt" style:language-asian="zh" style:country-asian="CN"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n" fo:country="US" fo:font-weight="normal" officeooo:rsid="0013bb03" officeooo:paragraph-rsid="0013bb03" style:font-size-asian="12pt" style:language-asian="zh" style:country-asian="CN" style:font-weight-asian="normal" style:font-size-complex="12pt" style:font-weight-complex="normal"/>
    </style:style>
    <style:style style:name="P5" style:family="paragraph" style:parent-style-name="Standard">
      <style:paragraph-properties fo:text-align="justify" style:justify-single-word="false" fo:orphans="0" fo:widows="0"/>
      <style:text-properties style:use-window-font-color="true" fo:font-size="12pt" fo:language="en" fo:country="US" fo:font-weight="normal" style:font-size-asian="12pt" style:language-asian="zh" style:country-asian="CN" style:font-weight-asian="normal" style:font-size-complex="12pt" style:font-weight-complex="normal"/>
    </style:style>
    <style:style style:name="P6" style:family="paragraph" style:parent-style-name="Standard">
      <style:paragraph-properties fo:text-align="center" style:justify-single-word="false"/>
      <style:text-properties fo:font-size="18.25pt" fo:font-weight="bold" style:font-size-asian="16pt" style:font-weight-asian="bold" style:font-size-complex="18.25pt" style:font-weight-complex="bold"/>
    </style:style>
    <style:style style:name="P7" style:family="paragraph" style:parent-style-name="Standard">
      <style:paragraph-properties fo:text-align="justify" style:justify-single-word="false"/>
      <style:text-properties fo:font-size="14pt" fo:language="en" fo:country="US" fo:font-weight="bold" style:font-size-asian="14pt" style:language-asian="zh" style:country-asian="CN" style:font-weight-asian="bold" style:font-size-complex="14pt" style:font-weight-complex="bold"/>
    </style:style>
    <style:style style:name="P8" style:family="paragraph" style:parent-style-name="Standard">
      <style:paragraph-properties fo:margin-left="0cm" fo:margin-right="0cm" fo:text-align="justify" style:justify-single-word="false" fo:text-indent="0.741cm" style:auto-text-indent="false"/>
      <style:text-properties fo:font-size="12pt" fo:language="en" fo:country="US" fo:font-weight="normal" style:font-size-asian="12pt" style:language-asian="zh" style:country-asian="CN"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c28ac" officeooo:paragraph-rsid="000c28ac" style:font-size-asian="12pt" style:language-asian="zh" style:country-asian="CN"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c28ac" officeooo:paragraph-rsid="000cb3bc" style:font-size-asian="12pt" style:language-asian="zh" style:country-asian="CN"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cb3bc" officeooo:paragraph-rsid="000cb3bc" style:font-size-asian="12pt" style:language-asian="zh" style:country-asian="CN"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cb3bc" officeooo:paragraph-rsid="000e4591" style:font-size-asian="12pt" style:language-asian="zh" style:country-asian="CN"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cb3bc" officeooo:paragraph-rsid="00103727" style:font-size-asian="12pt" style:language-asian="zh" style:country-asian="CN"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fcae3" officeooo:paragraph-rsid="000fcae3" style:font-size-asian="12pt" style:language-asian="zh" style:country-asian="CN"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741cm" style:auto-text-indent="false"/>
      <style:text-properties fo:font-size="12pt" style:font-size-asian="12pt" style:font-size-complex="12pt"/>
    </style:style>
    <style:style style:name="P16" style:family="paragraph" style:parent-style-name="Standard">
      <style:paragraph-properties fo:margin-left="0cm" fo:margin-right="0cm" fo:text-align="justify" style:justify-single-word="false" fo:text-indent="0.741cm" style:auto-text-indent="false"/>
    </style:style>
    <style:style style:name="P17" style:family="paragraph" style:parent-style-name="Standard" style:master-page-name="Standard">
      <style:paragraph-properties fo:text-align="justify" style:justify-single-word="false" style:page-number="auto"/>
    </style:style>
    <style:style style:name="T1" style:family="text">
      <style:text-properties fo:font-size="10.5pt" fo:language="en" fo:country="US" fo:font-weight="bold" style:font-size-asian="10.5pt" style:language-asian="zh" style:country-asian="CN" style:font-weight-asian="bold" style:font-size-complex="10.5pt" style:font-weight-complex="bold"/>
    </style:style>
    <style:style style:name="T2" style:family="text">
      <style:text-properties fo:font-size="10.5pt" fo:language="en" fo:country="US" fo:font-weight="bold" officeooo:rsid="000c28ac" style:font-size-asian="10.5pt" style:language-asian="zh" style:country-asian="CN" style:font-weight-asian="bold" style:font-size-complex="10.5pt" style:font-weight-complex="bold"/>
    </style:style>
    <style:style style:name="T3" style:family="text">
      <style:text-properties officeooo:rsid="000fcae3"/>
    </style:style>
    <style:style style:name="T4" style:family="text">
      <style:text-properties officeooo:rsid="0017dd8d"/>
    </style:style>
    <style:style style:name="T5" style:family="text">
      <style:text-properties officeooo:rsid="0017eb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128MB,1S,</text:span><text:span text:style-name="T2">shua</text:span><text:span text:style-name="T1">.xxx</text:span></text:p>
      <text:p text:style-name="P6"><text:bookmark text:name="OLE_LINK1"/><text:bookmark text:name="OLE_LINK5"/>编辑城镇与模拟币</text:p>
      <text:p text:style-name="P7"><text:bookmark text:name="_GoBack"/>问题描述</text:p>
      <text:p text:style-name="P9">《模拟人生》中的编辑城镇使你能够自由地改变城镇的样貌而不需要自己投入模拟币（当然改变自己家是需要花钱的）。不过，除了建筑及内设之外，编辑城镇还能编辑家庭成员，而在成员离开的时候，离开的人会带走按照人数等分的金钱中的一份（我们假设金钱是任意实数）。</text:p>
      <text:p text:style-name="P9"><text:bookmark text:name="OLE_LINK2"/>在发现这一机制后，宇政委想到了一个好题：城镇中有N个家庭，每个家庭初始时有pi个人，有mi的模拟币，我们可以无限次编辑城镇的家庭（可以新加或删除家庭，但人不能删除）我们要使1号家庭在调整后成员恰为原来的组成者，且拥有的模拟币尽可能地多。</text:p>
      <text:p text:style-name="P10">在满足上述要求后，请回答以下问题，每个占一行。</text:p>
      <text:p text:style-name="P13">①1号家庭拥有的模拟币对1e9+7取模。</text:p>
      <text:p text:style-name="P12">②家庭贫富差距最多有多大，输出对1e9+7取模。</text:p>
      <text:p text:style-name="P12">③人均贫富差距最多有多大，输出对1e9+7取模。</text:p>
      <text:p text:style-name="P11">④1号家庭是否能够成为最富有的家庭（是输出1，否输出0）。</text:p>
      <text:p text:style-name="P10">⑤1号家庭是否能够成为最富有且没有并列的家庭（是输出1，否输出0）。</text:p>
      <text:p text:style-name="P10">⑥1号家庭是否能够成为人均最富有的家庭（是输出1，否输出0）。</text:p>
      <text:p text:style-name="P10">⑦1号家庭是否能够成为人均最富有且没有并列的家庭（是输出1，否输出0）。</text:p>
      <text:p text:style-name="P10"/>
      <text:p text:style-name="P7">输入描述</text:p>
      <text:p text:style-name="P8">第一行一个整数N</text:p>
      <text:p text:style-name="P15"><text:bookmark text:name="OLE_LINK4"/>接下来N行，每行<text:span text:style-name="T3">2个用空格隔开的整数，pi和mi</text:span></text:p>
      <text:p text:style-name="P8"><text:soft-page-break/></text:p>
      <text:p text:style-name="P7">输出描述</text:p>
      <text:p text:style-name="P14">7行每行一个整数按顺序表示问题的答案。</text:p>
      <text:p text:style-name="P16"><text:bookmark text:name="OLE_LINK6"/></text:p>
      <text:p text:style-name="P7">样例输入</text:p>
      <text:p text:style-name="P3"/>
      <text:p text:style-name="P5"/>
      <text:p text:style-name="P5"/>
      <text:p text:style-name="P7">样例输出</text:p>
      <text:p text:style-name="P2"/>
      <text:p text:style-name="P2"/>
      <text:p text:style-name="P1"><text:bookmark text:name="OLE_LINK9"/></text:p>
      <text:p text:style-name="P7">数据范围及提示</text:p>
      <text:p text:style-name="P4">1 &lt;= N &lt;= 100,0000; 1 &lt;= pi &lt;= 1<text:span text:style-name="T5">00</text:span>,<text:span text:style-name="T5">0</text:span>00<text:span text:style-name="T4">0</text:span>; 1 &lt;= mi &lt;= 100,0000;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1" svg:font-family="'Noto Sans CJK SC Regular'"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宋体" style:font-size-asian="10pt" style:language-asian="zh" style:country-asian="CN" style:font-name-complex="Noto Sans CJK SC Regular"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Calibri" fo:font-size="10.5pt" fo:language="en" fo:country="US" style:letter-kerning="false" style:font-name-asian="宋体" style:font-size-asian="10pt" style:language-asian="zh" style:country-asian="CN" style:font-name-complex="Noto Sans CJK SC Regular"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font-name="Calibri" fo:font-family="Calibri" style:font-family-generic="roman" style:font-pitch="variable" fo:font-size="10.5pt" fo:language="en" fo:country="US" style:letter-kerning="true" style:font-name-asian="宋体" style:font-family-asian="宋体" style:font-family-generic-asian="system" style:font-pitch-asian="variable" style:font-size-asian="10.5pt" style:language-asian="zh" style:country-asian="CN" style:font-name-complex="Noto Sans CJK SC Regular" style:font-family-complex="'Noto Sans CJK SC Regular'"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 Regular1" style:font-family-complex="'Noto Sans CJK S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1" style:font-family-complex="'Noto Sans CJK S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Regular1" style:font-family-complex="'Noto Sans CJK SC Regular'" style:font-family-generic-complex="swiss"/>
    </style:style>
    <style:style style:name="HTML_20_Preformatted" style:display-name="HTML Preformatted" style:family="paragraph" style:parent-style-name="Standard" style:default-outline-level="">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US" style:letter-kerning="false" style:font-size-asian="10pt" style:language-asian="zh" style:country-asian="CN" style:font-name-complex="Courier New1" style:font-family-complex="'Courier New'" style:font-family-generic-complex="system" style:font-pitch-complex="variable" style:font-size-complex="10pt" style:language-complex="ar" style:country-complex="none"/>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2:08:00</meta:creation-date>
    <meta:initial-creator>admin</meta:initial-creator>
    <dc:date>2018-11-08T22:11:13.687252690</dc:date>
    <meta:editing-duration>PT13M20S</meta:editing-duration>
    <meta:generator>LibreOffice/6.1.2.1$Linux_X86_64 LibreOffice_project/10$Build-1</meta:generator>
    <meta:editing-cycles>11</meta:editing-cycles>
    <meta:document-statistic meta:table-count="0" meta:image-count="0" meta:object-count="0" meta:page-count="2" meta:paragraph-count="22" meta:word-count="548" meta:character-count="627" meta:non-whitespace-character-count="612"/>
    <meta:user-defined meta:name="DocSecurity" meta:value-type="float">0</meta:user-defined>
    <meta:user-defined meta:name="KSOProductBuildVer">2052-10.1.0.7400</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